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1cc67" officeooo:paragraph-rsid="0001cc67"/>
    </style:style>
    <style:style style:name="T1" style:family="text">
      <style:text-properties officeooo:rsid="000393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 was eens een zoete bataat zonder naam die gekocht werd in een biologische winkel. Het was een grote volle aardappel met potentie die goed te pas zou komen in een gerecht.</text:p>
      <text:p text:style-name="P1"><text:tab/>Vol verwachting werd het naamloze zetmeel product meegenomen naar huis waar deze een plekje in de kast kreeg naast de uien en knoflook.</text:p>
      <text:p text:style-name="P1"><text:tab/>Er gingen dagen;weken; zelfs maanden voorbij. De zoete bataat werd maar niet gebruikt en lag verwaarloost in de kast. Het vertoonde nog geen signalen van verderf dus <text:span text:style-name="T1">deze</text:span> werd ook niet weggegooid ofzo.</text:p>
      <text:p text:style-name="P1"><text:tab/>7 maanden en <text:span text:style-name="T1">alweer een</text:span> verhuizingen <text:span text:style-name="T1">verder</text:span> werd de zoete bataat <text:span text:style-name="T1">weer uit de kast gehaald voor alweer de volgende verhuizing. Maar er was iets veranderd;</text:span> deze was begonnen met het groeien van <text:s/>worteltjes, blaadjes en andere zoete bataat groeisels. <text:span text:style-name="T1">Hiermee</text:span> was <text:span text:style-name="T1">het dus</text:span> niet meer echt goed voor consumptie.</text:p>
      <text:p text:style-name="P1"><text:tab/>De eigenaar had medelijde en een soort van respect voor de uitgedroogde zoete aardappel; 7 maanden heeft <text:span text:style-name="T1">het</text:span> het uit kunnen houden in de kast, en in plaats van te bederfen was deze in een laatste wanhopige poging om te blijven leven <text:span text:style-name="T1">begonnen met</text:span> het <text:span text:style-name="T1">groeien van </text:span>worteltjes in de hoop wat water <text:span text:style-name="T1">en</text:span> aarde te vinden. Deze had het nu wel verdiend vond de eigenaar.</text:p>
      <text:p text:style-name="P1"><text:tab/>Het teiltje dat de eigenaar al die tijd had gebruikt gedurende zijn/haar verblijf in het huis werd meegenomen met de zoete bataat <text:span text:style-name="T1">naar het nieuwe huis</text:span>, en deze zal vanaf nu als bloempot dienen voor de aardappel die lang genoeg in de <text:span text:style-name="T1">kast heeft geleg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4.2.3.3$Windows_x86 LibreOffice_project/882f8a0a489bc99a9e60c7905a60226254cb6ff0</meta:generator>
    <dc:date>2016-10-31T14:43:02.849000000</dc:date>
    <meta:document-statistic meta:table-count="0" meta:image-count="0" meta:object-count="0" meta:page-count="1" meta:paragraph-count="6" meta:word-count="249" meta:character-count="1430" meta:non-whitespace-character-count="1181"/>
    <meta:user-defined meta:name="Info 1"/>
    <meta:user-defined meta:name="Info 2"/>
    <meta:user-defined meta:name="Info 3"/>
    <meta:user-defined meta:name="Info 4"/>
  </office:meta>
</office:document-meta>
</file>